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243in" fo:margin-left="-0.0417in" fo:margin-top="0in" fo:margin-bottom="0in" table:align="left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2.6729in"/>
    </style:style>
    <style:style style:name="Table1.C" style:family="table-column">
      <style:table-column-properties style:column-width="2.7743in"/>
    </style:style>
    <style:style style:name="Table1.D" style:family="table-column">
      <style:table-column-properties style:column-width="2.847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fo:background-color="transparent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name-asian="Noto Sans Mono CJK SC" style:font-size-asian="12pt" style:font-style-asian="normal" style:font-weight-asian="normal" style:font-name-complex="Liberation Mono" style:font-size-complex="12pt" style:font-weight-complex="normal" style:text-emphasize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fo:background-color="#ffff00" style:font-size-asian="12pt" style:font-style-asian="normal" style:font-weight-asian="bold" style:font-size-complex="12pt" style:font-weight-complex="bold" style:text-emphasize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fo:background-color="transparent" style:font-name-asian="Noto Sans Mono CJK SC" style:font-size-asian="12pt" style:font-style-asian="normal" style:font-weight-asian="bold" style:font-name-complex="Liberation Mono" style:font-size-complex="12pt" style:font-weight-complex="bold" style:text-emphasize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transparen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8000" style:font-name="Liberation Mono" fo:font-size="12pt" fo:font-weight="normal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0c0c0" fo:background-color="transparent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color="#b2b2b2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color="#b2b2b2" fo:font-weight="bold" style:font-weight-asian="bold"/>
    </style:style>
    <style:style style:name="P15" style:family="paragraph" style:parent-style-name="Standard">
      <style:text-properties fo:color="#b2b2b2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fo:color="#b2b2b2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Preformatted_20_Text">
      <style:text-properties style:font-name="Liberation Mono" fo:font-size="12pt" style:font-size-asian="12pt" style:font-size-complex="12pt"/>
    </style:style>
    <style:style style:name="P18" style:family="paragraph" style:parent-style-name="Text_20_body">
      <style:text-properties fo:font-weight="bold" officeooo:rsid="0036bcc8" officeooo:paragraph-rsid="0036bcc8" fo:background-color="#ffff00" style:font-weight-asian="bold" style:font-weight-complex="bold"/>
    </style:style>
    <style:style style:name="P19" style:family="paragraph" style:parent-style-name="Text_20_body">
      <style:text-properties fo:font-weight="normal" officeooo:rsid="0036bcc8" officeooo:paragraph-rsid="0036bcc8" fo:background-color="transparent" style:font-weight-asian="normal" style:font-weight-complex="normal"/>
    </style:style>
    <style:style style:name="P20" style:family="paragraph" style:parent-style-name="Text_20_body">
      <style:text-properties officeooo:paragraph-rsid="0036bcc8"/>
    </style:style>
    <style:style style:name="P21" style:family="paragraph" style:parent-style-name="Standard">
      <style:paragraph-properties fo:text-align="start" style:justify-single-word="false" style:writing-mode="lr-tb"/>
      <style:text-properties fo:color="#b2b2b2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4b3c0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fo:color="#b2b2b2" style:text-outline="false" style:text-line-through-style="none" style:text-line-through-type="none" style:font-name="Liberation Sans" fo:font-size="12pt" fo:font-style="normal" fo:text-shadow="none" style:text-underline-style="none" fo:font-weight="normal" officeooo:rsid="003ea2a4" officeooo:paragraph-rsid="0044b3c0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4b3c0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ea2a4" officeooo:paragraph-rsid="0044b3c0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color="#000000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000000" fo:font-weight="bold" style:font-weight-asian="bold"/>
    </style:style>
    <style:style style:name="P28" style:family="paragraph" style:parent-style-name="Standard">
      <style:text-properties officeooo:paragraph-rsid="0044b3c0"/>
    </style:style>
    <style:style style:name="P29" style:family="paragraph" style:parent-style-name="Standard">
      <style:paragraph-properties fo:text-align="start" style:justify-single-word="false">
        <style:tab-stops/>
      </style:paragraph-properties>
    </style:style>
    <style:style style:name="P30" style:family="paragraph" style:parent-style-name="Text_20_body">
      <style:text-properties officeooo:rsid="0036bcc8" officeooo:paragraph-rsid="0036bcc8"/>
    </style:style>
    <style:style style:name="P31" style:family="paragraph" style:parent-style-name="Text_20_body">
      <style:text-properties officeooo:rsid="003e1aed" officeooo:paragraph-rsid="003e1aed"/>
    </style:style>
    <style:style style:name="P32" style:family="paragraph" style:parent-style-name="Text_20_body">
      <style:text-properties officeooo:rsid="003ea2a4" officeooo:paragraph-rsid="00401542"/>
    </style:style>
    <style:style style:name="P33" style:family="paragraph" style:parent-style-name="Text_20_body">
      <style:text-properties officeooo:rsid="0042dbca" officeooo:paragraph-rsid="0042dbca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36bcc8" fo:background-color="transparent" loext:char-shading-value="0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4b3c0" style:font-size-asian="12pt" style:font-style-asian="normal" style:font-weight-asian="normal" style:font-size-complex="12pt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681cb" style:font-size-asian="12pt" style:font-style-asian="normal" style:font-weight-asian="normal" style:font-size-complex="12pt" style:text-emphasize="none"/>
    </style:style>
    <style:style style:name="T6" style:family="text">
      <style:text-properties fo:color="#000000" officeooo:rsid="004681cb"/>
    </style:style>
    <style:style style:name="T7" style:family="text">
      <style:text-properties officeooo:rsid="0036bcc8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officeooo:rsid="0036bcc8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3879e5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392ecb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3b9ad0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3e1aed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401542" fo:background-color="transparent" loext:char-shading-value="0" style:font-weight-asian="normal" style:font-weight-complex="normal"/>
    </style:style>
    <style:style style:name="T15" style:family="text">
      <style:text-properties officeooo:rsid="00401542"/>
    </style:style>
    <style:style style:name="T16" style:family="text">
      <style:text-properties officeooo:rsid="004208b7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44b3c0"/>
    </style:style>
    <style:style style:name="T19" style:family="text">
      <style:text-properties officeooo:rsid="004681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TM32F429VGT <text:s/>- 3 интерфейса SPI</text:p>
      <text:p text:style-name="P19">SPI1 – Full Duplex master <text:s text:c="2"/>- <text:s text:c="2"/>обмен с кодеком <text:s/>TLV320AIC3254</text:p>
      <text:p text:style-name="P20"><text:span text:style-name="T7">SPI2 - </text:span><text:span text:style-name="T9">Full Duplex slave <text:s/>- <text:s/>обмен с </text:span><text:span text:style-name="T2">Mega128</text:span></text:p>
      <text:p text:style-name="P30"><text:span text:style-name="T8">SPI4 – Receive only dlave – </text:span><text:span text:style-name="T11">тестовое </text:span><text:span text:style-name="T8">получение данных от </text:span><text:span text:style-name="T10">9092 (точки TP1 <text:s/>TP2 ) <text:s/></text:span><text:span text:style-name="T12">в основном коде не используется</text:span></text:p>
      <text:p text:style-name="P31"><text:span text:style-name="T12">P</text:span><text:span text:style-name="T8">B12 <text:s/>(SPI2_nCS_Pin) – в STM32 это вход <text:s text:c="2"/>сигнал от Mega128 <text:s/>(начало SPI ???)</text:span></text:p>
      <text:p text:style-name="P32">PB11 <text:s/><text:span text:style-name="T15">(IRQ_Pin) <text:s/></text:span>INT0 <text:s/><text:span text:style-name="T13">в STM32 это </text:span><text:span text:style-name="T14">выход, <text:s/>а</text:span><text:span text:style-name="T15">ктивный уровень 0. <text:s text:c="2"/>Имитирует сигнал прерывания от 9092 <text:s/>на M</text:span><text:span text:style-name="T16">e</text:span><text:span text:style-name="T15">ga128 </text:span></text:p>
      <text:p text:style-name="P33">Регистры 9092 имитируются в коде <text:s/><text:span text:style-name="T17">mt9092_registers.h</text:span></text:p>
      <text:p text:style-name="P22"><text:s/>Данная плата и код выполнены для замены микросхемы 9092 </text:p>
      <text:p text:style-name="P22">ISDN <text:s/>сигнал <text:s/>поступает на микросхему трансивера MT9172AP а с его выходов имеем <text:s/>F0 <text:s text:c="2"/>DSTI <text:s text:c="2"/>DSTO <text:s text:c="2"/>C4</text:p>
      <text:p text:style-name="P28"><text:span text:style-name="T5">F0 <text:s/>и <text:s/>C4 </text:span><text:span text:style-name="T3"><text:s/>(после преобразования – см схему ) <text:s/></text:span><text:span text:style-name="T4">формируют SAI1_SCK_A <text:s/>и <text:s/>SAI1_FS_A</text:span></text:p>
      <text:p text:style-name="P28"><text:span text:style-name="T4"/></text:p>
      <text:p text:style-name="P24">(9172 – master <text:s/>SAI_A <text:s/>выход STM <text:s/>вход <text:s/>9172 <text:s text:c="2"/>Async slave) <text:s/></text:p>
      <text:p text:style-name="P25">(9172 – master <text:s/>SAI_B <text:s/>вход STM <text:s/>выход <text:s/>9172 <text:s text:c="2"/>Sync slave) <text:s/></text:p>
      <text:p text:style-name="P23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Интерфейс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6">USART1</text:p>
          </table:table-cell>
          <table:table-cell table:style-name="Table1.A1" office:value-type="string">
            <text:p text:style-name="P26">PA10 – USART1_RX</text:p>
          </table:table-cell>
          <table:table-cell table:style-name="Table1.A1" office:value-type="string">
            <text:p text:style-name="P26">диагностика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PA9 – USART1_TX</text:p>
          </table:table-cell>
          <table:table-cell table:style-name="Table1.A1" office:value-type="string">
            <text:p text:style-name="P26">Скорость 115200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DMA2 Stream 0</text:p>
          </table:table-cell>
          <table:table-cell table:style-name="Table1.A1" office:value-type="string">
            <text:p text:style-name="P13">ADC1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ADC1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IWDG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RCC</text:p>
          </table:table-cell>
          <table:table-cell table:style-name="Table1.A1" office:value-type="string">
            <text:p text:style-name="P13">Audio Clock Input <text:s/>(I2S_CLKIN)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DMA1 Stream 5</text:p>
          </table:table-cell>
          <table:table-cell table:style-name="Table1.A1" office:value-type="string">
            <text:p text:style-name="P13">SPI3_TX</text:p>
          </table:table-cell>
          <table:table-cell table:style-name="Table1.A1" office:value-type="string">
            <text:p text:style-name="P13">Memory - &gt; Peripheral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DMA1 Stream 0</text:p>
          </table:table-cell>
          <table:table-cell table:style-name="Table1.A1" office:value-type="string">
            <text:p text:style-name="P13">I2S3_EXT_RX</text:p>
          </table:table-cell>
          <table:table-cell table:style-name="Table1.A1" office:value-type="string">
            <text:p text:style-name="P13">Peripheral - &gt; Memory 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7">I2S3</text:p>
          </table:table-cell>
          <table:table-cell table:style-name="Table1.A1" office:value-type="string">
            <text:p text:style-name="P26">Full Duplex naster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9"><text:span text:style-name="T1">PA</text:span><text:span text:style-name="T6">15</text:span><text:span text:style-name="T1"> <text:s/>- <text:s/>I2S3_WS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PC10 - <text:s/>I2S3_CK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PC11 - <text:s/>I2S3_ext_SD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9"><text:span text:style-name="T1">P</text:span><text:span text:style-name="T6">C12</text:span><text:span text:style-name="T1"> - <text:s/>I2S3_SD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DMA2 Stream 1</text:p>
          </table:table-cell>
          <table:table-cell table:style-name="Table1.A1" office:value-type="string">
            <text:p text:style-name="P13">SAI1_A <text:s text:c="12"/>Выход </text:p>
          </table:table-cell>
          <table:table-cell table:style-name="Table1.A1" office:value-type="string">
            <text:p text:style-name="P13">Memory - &gt; Peripheral</text:p>
          </table:table-cell>
          <table:table-cell table:style-name="Table1.A1" office:value-type="string">
            <text:p text:style-name="P13">DSTI <text:s text:c="2"/>(Входит в 9172)</text:p>
          </table:table-cell>
        </table:table-row>
        <table:table-row table:style-name="Table1.1">
          <table:table-cell table:style-name="Table1.A1" office:value-type="string">
            <text:p text:style-name="P13">DMA2 Stream 4</text:p>
          </table:table-cell>
          <table:table-cell table:style-name="Table1.A1" office:value-type="string">
            <text:p text:style-name="P13">SAI1_B <text:s text:c="12"/>Вход <text:s/></text:p>
          </table:table-cell>
          <table:table-cell table:style-name="Table1.A1" office:value-type="string">
            <text:p text:style-name="P13">Peripheral - &gt; Memory </text:p>
          </table:table-cell>
          <table:table-cell table:style-name="Table1.A1" office:value-type="string">
            <text:p text:style-name="P13">DSTO <text:s text:c="2"/>(Выходит из 9172)</text:p>
          </table:table-cell>
        </table:table-row>
        <table:table-row table:style-name="Table1.1">
          <table:table-cell table:style-name="Table1.A1" office:value-type="string">
            <text:p text:style-name="P14">SAI1</text:p>
          </table:table-cell>
          <table:table-cell table:style-name="Table1.A1" office:value-type="string">
            <text:p text:style-name="P13">PE3 – SAI1_SD_B</text:p>
          </table:table-cell>
          <table:table-cell table:style-name="Table1.A1" office:value-type="string">
            <text:p text:style-name="P13">SAI_B <text:s text:c="3"/>Sync slave <text:s text:c="2"/>receive</text:p>
          </table:table-cell>
          <table:table-cell table:style-name="Table1.A1" office:value-type="string">
            <text:p text:style-name="P13">DSTO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E4 – SAI1_FS_A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E5 – SAI1_SCK_A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C2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E6 – SAI1_SD_A</text:p>
          </table:table-cell>
          <table:table-cell table:style-name="Table1.A1" office:value-type="string">
            <text:p text:style-name="P13">SAI_A <text:s text:c="3"/>Async slave <text:s/>transmit</text:p>
          </table:table-cell>
          <table:table-cell table:style-name="Table1.A1" office:value-type="string">
            <text:p text:style-name="P13">DSTI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Protocol – Free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Frame – 256Bit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Slot – 16 bit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Активны 2 слота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>GPIO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B8</text:p>
          </table:table-cell>
          <table:table-cell table:style-name="Table1.A1" office:value-type="string">
            <text:p text:style-name="P13">LED_S1</text:p>
          </table:table-cell>
          <table:table-cell table:style-name="Table1.A1" office:value-type="string">
            <text:p text:style-name="P13">Если 0 – горит <text:s/>1 - нет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B9</text:p>
          </table:table-cell>
          <table:table-cell table:style-name="Table1.A1" office:value-type="string">
            <text:p text:style-name="P13">LED_S2</text:p>
          </table:table-cell>
          <table:table-cell table:style-name="Table1.A1" office:value-type="string">
            <text:p text:style-name="P13">Если 0 – горит <text:s/>1 - нет</text:p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G15</text:p>
          </table:table-cell>
          <table:table-cell table:style-name="Table1.A1" office:value-type="string">
            <text:p text:style-name="P13">LED_ERR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G14</text:p>
          </table:table-cell>
          <table:table-cell table:style-name="Table1.A1" office:value-type="string">
            <text:p text:style-name="P13">LED_ON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G13</text:p>
          </table:table-cell>
          <table:table-cell table:style-name="Table1.A1" office:value-type="string">
            <text:p text:style-name="P13">REL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F13</text:p>
          </table:table-cell>
          <table:table-cell table:style-name="Table1.A1" office:value-type="string">
            <text:p text:style-name="P13">EN_25W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F14</text:p>
          </table:table-cell>
          <table:table-cell table:style-name="Table1.A1" office:value-type="string">
            <text:p text:style-name="P13">nEN_HLT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PE0</text:p>
          </table:table-cell>
          <table:table-cell table:style-name="Table1.A1" office:value-type="string">
            <text:p text:style-name="P13">nAIC_RES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10"/>
      <text:p text:style-name="P16"/>
      <text:p text:style-name="P11"/>
      <text:p text:style-name="P17"/>
      <text:p text:style-name="P5"/>
      <text:p text:style-name="P3"/>
      <text:p text:style-name="P5"/>
      <text:p text:style-name="P6"/>
      <text:p text:style-name="P1"/>
      <text:p text:style-name="P8"/>
      <text:p text:style-name="P7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5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407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1:04:56.025342774</meta:creation-date>
    <meta:generator>LibreOffice/6.4.7.2$Linux_X86_64 LibreOffice_project/40$Build-2</meta:generator>
    <dc:date>2023-11-30T13:12:53.116643241</dc:date>
    <meta:editing-duration>PT21H55M39S</meta:editing-duration>
    <meta:editing-cycles>37</meta:editing-cycles>
    <meta:document-statistic meta:table-count="1" meta:image-count="0" meta:object-count="0" meta:page-count="1" meta:paragraph-count="77" meta:word-count="268" meta:character-count="1641" meta:non-whitespace-character-count="1326"/>
  </office:meta>
</office:document-meta>
</file>